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9.878cm"/>
    </style:style>
    <style:style style:name="ro1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ta2" style:family="table" style:master-page-name="MQA5_5f_TestData">
      <style:table-properties table:display="true" style:writing-mode="lr-tb"/>
    </style:style>
    <style:style style:name="ta3" style:family="table" style:master-page-name="TestCase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20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Sans" style:font-name-asian="Microsoft YaHei" style:font-name-complex="Mang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7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8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20" office:value-type="string">
            <text:p>addCollectionWithoutSignUpOrIn</text:p>
          </table:table-cell>
          <table:table-cell table:number-columns-repeated="127"/>
        </table:table-row>
        <table:table-row table:style-name="ro1">
          <table:table-cell table:style-name="ce21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9" office:value-type="string">
            <text:p>Device</text:p>
          </table:table-cell>
          <table:table-cell table:style-name="ce19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6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29"/>
        </table:table-row>
        <table:table-row table:style-name="ro4">
          <table:table-cell table:number-columns-repeated="1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1/06/2017</text:date>, <text:time>16:2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6:20:45</dc:date>
    <meta:creation-date>2014-12-16T16:26:20Z</meta:creation-date>
    <meta:editing-cycles>86</meta:editing-cycles>
    <meta:editing-duration>P1DT11H34M11S</meta:editing-duration>
    <meta:generator>OpenOffice/4.1.3$Unix OpenOffice.org_project/413m1$Build-9783</meta:generator>
    <meta:initial-creator>sakshi juneja</meta:initial-creator>
    <meta:document-statistic meta:table-count="2" meta:cell-count="22" meta:object-count="0"/>
  </office:meta>
</office:document-meta>
</file>